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 style:script-type="latin"/>
    </style:style>
    <style:style style:name="P2" style:family="paragraph" style:parent-style-name="Heading_20_2">
      <style:paragraph-properties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4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6" style:family="paragraph" style:parent-style-name="Text_20_body">
      <style:paragraph-properties fo:margin-top="0cm" fo:margin-bottom="0.247cm" style:contextual-spacing="false" fo:line-height="115%"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P8" style:family="paragraph" style:parent-style-name="Text_20_body" style:list-style-name="L3">
      <style:paragraph-properties fo:text-align="justify" style:justify-single-word="false"/>
      <style:text-properties style:font-name="Times New Roman" fo:language="zxx" fo:country="none" style:language-asian="zxx" style:country-asian="none" style:language-complex="zxx" style:country-complex="none" style:script-type="latin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vezési Minta Maven Java Projektben </text:p>
      <text:h text:style-name="P2" text:outline-level="2">Bevezetés</text:h>
      <text:p text:style-name="P3">A szoftverfejlesztés során gyakran találkozunk azzal a problémával, hogy különböző típusú objektumokat kell létrehoznunk, de nem szeretnénk, ha a kliens kód közvetlenül függne a konkrét osztályoktól. Ha mindenhol <text:span text:style-name="Source_20_Text">new</text:span> kulcsszóval hozzuk létre az objektumokat, akkor a kód szorosan összekapcsolódik az implementációval, és minden változtatás nehézkessé válik.</text:p>
      <text:p text:style-name="P3">A <text:span text:style-name="Strong_20_Emphasis">Factory Method tervezési minta</text:span> erre kínál megoldást. Lényege, hogy az objektumok létrehozását egy külön „gyár” osztályra bízzuk, amely a kliens számára egységes felületet biztosít. Így a kliensnek nem kell tudnia, hogy pontosan melyik osztály példányosul, csak azt, hogy a gyár megfelelő objektumot ad vissza. Ez a megközelítés rugalmasabb, bővíthetőbb és karbantarthatóbb kódot eredményez.</text:p>
      <text:h text:style-name="P4" text:outline-level="2">A minta célja és motivációja</text:h>
      <text:p text:style-name="P3">A Factory Method célja, hogy <text:span text:style-name="Strong_20_Emphasis"><text:span text:style-name="T1">elválassza az objektumok létrehozását azok használatától</text:span></text:span><text:span text:style-name="T1">.</text:span> Ez különösen hasznos, ha a programban többféle objektumot kell létrehozni, és ezek típusa futásidőben változhat.</text:p>
      <text:p text:style-name="P3">Motiváció: képzeljünk el egy játékot, ahol különböző karaktereket kell létrehozni (harcos, varázsló, íjász). Ha minden karaktert közvetlenül példányosítunk, a kliens kód tele lesz <text:span text:style-name="Source_20_Text">new</text:span> hívásokkal, és minden új karaktertípusnál módosítani kell. A Factory Method segítségével a kliens csak a gyárhoz fordul, amely a megfelelő objektumot adja vissza.</text:p>
      <text:h text:style-name="P4" text:outline-level="2">Struktúra és szereplők</text:h>
      <text:p text:style-name="P3">A Factory Method mintában általában az alábbi szereplők vannak:</text:p>
      <text:list text:style-name="L1">
        <text:list-item>
          <text:p text:style-name="P5"><text:span text:style-name="Strong_20_Emphasis">Product (Termék)</text:span>: közös interfész vagy absztrakt osztály, amely meghatározza az objektumok viselkedését.</text:p>
        </text:list-item>
        <text:list-item>
          <text:p text:style-name="P5"><text:span text:style-name="Strong_20_Emphasis">ConcreteProduct (Konkrét termék)</text:span>: a Product implementációja, amely a tényleges objektumot képviseli.</text:p>
        </text:list-item>
        <text:list-item>
          <text:p text:style-name="P5"><text:span text:style-name="Strong_20_Emphasis">Creator (Gyártó)</text:span>: tartalmazza a Factory Methodot, amely visszaadja a Productot.</text:p>
        </text:list-item>
        <text:list-item>
          <text:p text:style-name="P5"><text:span text:style-name="Strong_20_Emphasis">ConcreteCreator (Konkrét gyártó)</text:span>: a Factory Method konkrét megvalósítása, amely létrehozza a megfelelő ConcreteProductot.</text:p>
        </text:list-item>
      </text:list>
      <text:p text:style-name="P3">A kliens a Creator interfészen keresztül kéri az objektumot, és nem tudja, hogy pontosan melyik ConcreteProduct jön létre.</text:p>
      <text:h text:style-name="P4" text:outline-level="2">Példa Maven Java projektben</text:h>
      <text:p text:style-name="P6">A <text:span text:style-name="Source_20_Text">Product</text:span> interfész határozza meg az objektumok közös viselkedését, a <text:span text:style-name="Source_20_Text">ConcreteProductA</text:span> és <text:span text:style-name="Source_20_Text">ConcreteProductB</text:span> ennek implementációi. A <text:span text:style-name="Source_20_Text">ProductFactory</text:span> tartalmazza a Factory Methodot, amely a paraméter alapján eldönti, melyik konkrét terméket hozza létre. A <text:span text:style-name="Source_20_Text">Main</text:span> osztály a kliens, amely a gyárhoz fordul, és megkapja a megfelelő objektumot.</text:p>
      <text:h text:style-name="P4" text:outline-level="2"><text:soft-page-break/>Tesztelés JUnit 5-tel</text:h>
      <text:p text:style-name="P3">A Factory Method minta könnyen tesztelhető. Például ellenőrizhetjük, hogy a gyár valóban a megfelelő objektumot hozza létre a paraméterek alapján. A JUnit 5 keretrendszer segítségével egyszerűen írhatunk teszteket, amelyek garantálják, hogy a gyár helyesen működik.</text:p>
      <text:p text:style-name="P3">Ez biztosítja, hogy a kliens mindig a megfelelő objektumot kapja, és a hibák gyorsan felismerhetők.</text:p>
      <text:h text:style-name="P4" text:outline-level="2">Előnyök</text:h>
      <text:list text:style-name="L2">
        <text:list-item>
          <text:p text:style-name="P7"><text:span text:style-name="Strong_20_Emphasis">Egységesség</text:span>: minden objektum létrehozása központilag történik.</text:p>
        </text:list-item>
        <text:list-item>
          <text:p text:style-name="P7"><text:span text:style-name="Strong_20_Emphasis">Rugalmasság</text:span>: új típusok hozzáadása egyszerű, a kliens kód változatlan maradhat.</text:p>
        </text:list-item>
        <text:list-item>
          <text:p text:style-name="P7"><text:span text:style-name="Strong_20_Emphasis">Tesztelhetőség</text:span>: könnyen ellenőrizhető, hogy a gyár megfelelő objektumokat hoz létre.</text:p>
        </text:list-item>
        <text:list-item>
          <text:p text:style-name="P7"><text:span text:style-name="Strong_20_Emphasis">Karbantarthatóság</text:span>: a kliens kód nem függ a konkrét osztályoktól, így kevésbé sérülékeny a változtatásokra.</text:p>
        </text:list-item>
      </text:list>
      <text:h text:style-name="P4" text:outline-level="2">Hátrányok</text:h>
      <text:list text:style-name="L3">
        <text:list-item>
          <text:p text:style-name="P8"><text:span text:style-name="Strong_20_Emphasis">Bonyolultság növekedése</text:span>: egyszerű esetekben túlzás lehet külön gyár osztályt használni.</text:p>
        </text:list-item>
        <text:list-item>
          <text:p text:style-name="P8"><text:span text:style-name="Strong_20_Emphasis">Kód duplikáció</text:span>: ha sok hasonló gyár van, előfordulhat ismétlődés.</text:p>
        </text:list-item>
      </text:list>
      <text:h text:style-name="P4" text:outline-level="2">Való életbeli analógia</text:h>
      <text:p text:style-name="P3">A Factory Method hasonlítható egy étteremhez. A vendég (kliens) nem maga készíti el az ételt, hanem rendel a szakácstól (gyár). A szakács a rendelés alapján eldönti, hogy milyen ételt készít (ConcreteProduct). A vendég csak az ételt kapja meg, anélkül, hogy tudná, pontosan hogyan készült.</text:p>
      <text:h text:style-name="P4" text:outline-level="2">Összegzés</text:h>
      <text:p text:style-name="P3">A Factory Method tervezési minta IntelliJ Maven Java projektben könnyen alkalmazható, és jól illeszkedik az objektumorientált tervezés alapelveihez. Segít elválasztani az objektumok létrehozását azok használatától, ezáltal rugalmasabb és karbantarthatóbb kódot eredményez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6:59:30.336787800</meta:creation-date>
    <dc:date>2025-12-18T21:32:54.258168100</dc:date>
    <meta:editing-duration>PT3H23M55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1" meta:word-count="512" meta:character-count="3827" meta:non-whitespace-character-count="3355"/>
  </office:meta>
</office:document-meta>
</file>